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3.46mm"/>
    </style:style>
    <style:style style:name="co7" style:family="table-column">
      <style:table-column-properties fo:break-before="auto" style:column-width="1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0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ladin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NA 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exclui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nimal Celestial 1</text:p>
          </table:table-cell>
          <table:table-cell table:style-name="ce2" office:value-type="string" calcext:value-type="string">
            <text:p>Montaria Especial 1 e Aura Divina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ua montaria foi tocada pelos deuses e</text:p>
            <text:p>pode mudar sua forma quando quiser. A qualquer momento</text:p>
            <text:p>ele pode se transformar em um roedor, canino,</text:p>
            <text:p>felino ou eqüino comum. Esta forma possui a mesma</text:p>
            <text:p>coloração que o cavalo e poderá ficar nesta forma o</text:p>
            <text:p>tempo que quiser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nimal Celestial 2</text:p>
          </table:table-cell>
          <table:table-cell table:style-name="ce2" office:value-type="string" calcext:value-type="string">
            <text:p>Animal Celestial 1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ua montaria foi tocada pelos deuses e</text:p>
            <text:p>agora possui Asas Pesadas ou Toque de Cura. Escolha</text:p>
            <text:p>assim que adquirir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taque Giratóri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ste ataque que pode acertar todos os</text:p>
            <text:p>oponentes adjacentes. Faça um ataque para cada um</text:p>
            <text:p>destes oponentes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deve ser sempre justo e seguir os</text:p>
            <text:p>ensinamentos dos deuses. Todo demônio, morto - vivo</text:p>
            <text:p>ou espírito maligno deve ser bem sucedido em um teste</text:p>
            <text:p>de Vontade (Dificuldade 5 + sua Von) ou fugirá de</text:p>
            <text:p>medo de você. Criaturas com Mente Vazia devem testar</text:p>
            <text:p>Força e se falhar serão completamente destruídos.</text:p>
            <text:p>Se você for injusto, agir de má fé ou trair a justiça, você</text:p>
            <text:p>perderá esta habilidade imediatamente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avaleiro Experient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sempre vence testes de Agilidade</text:p>
            <text:p>para controlar e cavalgar animais selvagens ou para</text:p>
            <text:p>controlar montarias em combate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ombate Tátic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 você derrotar um oponente, você</text:p>
            <text:p>ganha imediatamente um ataque extra em qualquer</text:p>
            <text:p>oponente que esteja adjacente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onfiança nos Deuses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e todos seus aliados que estejam</text:p>
            <text:p>até 6 metros de você, sempre receberão Vontade+1 enquanto</text:p>
            <text:p>estiverem perto de você.</text:p>
            <text:p>Especial: Se você perder a habilidade Aura Divina,</text:p>
            <text:p>você também perderá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orpo Santo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us ferimentos se recuperam duas vezes</text:p>
            <text:p>mais rápido que o normal e você é imune a doenças</text:p>
            <text:p>e venenos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xorcismo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destruir instantaneamente</text:p>
            <text:p>qualquer morto-vivo que tenha Mente Vazia e que esteja</text:p>
            <text:p>na sua área de visão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orça de Combat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odos seus ataques corporais causam</text:p>
            <text:p>+1 de dano para cada 2 pontos de força que você tiver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rito de Guerr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dar um grito fervoroso que</text:p>
            <text:p>motiva todos seus aliados. Eles recebem (assim como</text:p>
            <text:p>você) +1 em todas as rolagens até o final da batalha.</text:p>
            <text:p>Este bônus não é cumulativ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Inquisidor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sempre saberá quando alguém estiver</text:p>
            <text:p>mentindo. Lembre-se que nem sempre omitir é</text:p>
            <text:p>mentir, depende das intenções da pessoa que está omitindo.</text:p>
            <text:p>Mentir é passar informações erradas propositalmente.</text:p>
            <text:p>Especial: Se você perder a habilidade Aura Divina,</text:p>
            <text:p>você também perderá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Investida Montad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mpre que fizer uma investida sob</text:p>
            <text:p>uma montaria, acrescente +10 de dano ao ataque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Investida Mortal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m carga você pode desferir um poderoso</text:p>
            <text:p>golpe. Se estiver distante do oponente, você pode</text:p>
            <text:p>correr até ele e fazer um ataque normal que causa +10</text:p>
            <text:p>de dan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Justiça Final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Você pode fazer um ataque comum que</text:p>
            <text:p>causará +10 de dano, ou +15 se a criatura for um demônio,</text:p>
            <text:p>morto-vivo ou espírito maligno. O tipo deste</text:p>
            <text:p>dano adicional é você que escolhe (Fogo, Frio ou Eletricidade).</text:p>
            <text:p>Especial: Se você perder a habilidade Aura Divina,</text:p>
            <text:p>você também perderá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nock Out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aça um ataque normal com uma arma</text:p>
            <text:p>de FN 5 ou mais. O oponente recebe metade do dano,</text:p>
            <text:p>mas não poderá fazer nada no seu próximo turno. E</text:p>
            <text:p>todos os turnos seguintes (até o final da batalha) terá</text:p>
            <text:p>que testar Força (dificuldade 12) antes de poder agir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ontaria Especial 1</text:p>
          </table:table-cell>
          <table:table-cell table:style-name="ce2" office:value-type="string" calcext:value-type="string">
            <text:p>Nenhum</text:p>
          </table:table-cell>
          <table:table-cell table:style-name="ce11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Você tem um cavalo e possui um contato</text:p>
            <text:p>muito forte com este animal. Ele nunca o largará e</text:p>
            <text:p>fará de tudo para protegê-lo. Com assovios e sons você</text:p>
            <text:p>consegue pedir para que ele faça ações simples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ontaria Especial 2</text:p>
          </table:table-cell>
          <table:table-cell table:style-name="ce2" office:value-type="string" calcext:value-type="string">
            <text:p>Montaria Especial 1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ssui contato telepático com sua</text:p>
            <text:p>montaria e poderá ver o que ele vê após um tempo se</text:p>
            <text:p>concentrando.</text:p>
            <text:p>Ele também ganha +10 de vida e mana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Toque da Cura</text:p>
          </table:table-cell>
          <table:table-cell table:style-name="ce2" office:value-type="string" calcext:value-type="string">
            <text:p>Aura Divin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m seu toque você pode recuperar até</text:p>
            <text:p>10 pontos de vida de qualquer aliado. Para isto você</text:p>
            <text:p>deve ser bem sucedido em um teste de Vontade (Dificuldade</text:p>
            <text:p>8).</text:p>
            <text:p>Especial: Se você perder a habilidade Aura Divina,</text:p>
            <text:p>você também perderá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orça de Combate 2</text:p>
          </table:table-cell>
          <table:table-cell table:style-name="ce2" office:value-type="string" calcext:value-type="string">
            <text:p>Nível 5; Força de Combate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odos seus ataques corporais causam +1</text:p>
            <text:p>de dano para cada ponto de força que você tiver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Grito de Guerra 2</text:p>
          </table:table-cell>
          <table:table-cell table:style-name="ce2" office:value-type="string" calcext:value-type="string">
            <text:p>Nível 5; Grito de Guerr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dar um grito fervoroso que</text:p>
            <text:p>motiva todos seus aliados. Eles recebem (assim como</text:p>
            <text:p>você) +2 em todas as rolagens até o final da batalha.</text:p>
            <text:p>Este bônus não é cumulativo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uerreiro de Aço</text:p>
          </table:table-cell>
          <table:table-cell table:style-name="ce2" office:value-type="string" calcext:value-type="string">
            <text:p>Nível 5 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O bônus de defesa por equipamento (armadura</text:p>
            <text:p>e escudo) pode somar até +6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Implacável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mpre que errar um ataque corporal,</text:p>
            <text:p>você causa dano igual à metade do dano do ataqu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Justiça Final 2</text:p>
          </table:table-cell>
          <table:table-cell table:style-name="ce2" office:value-type="string" calcext:value-type="string">
            <text:p>Nível 5; Aura Divina e Justiça Final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Você pode fazer um ataque comum que</text:p>
            <text:p>causará +20 de dano, ou +30 se a criatura for um demônio,</text:p>
            <text:p>morto-vivo ou espírito maligno. O tipo deste dano adicional</text:p>
            <text:p>é você que escolhe (fogo, frio ou eletricidade).</text:p>
            <text:p>Especial: Se você perder a habilidade Aura Divina,</text:p>
            <text:p>você também perderá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Montaria Especial 3</text:p>
          </table:table-cell>
          <table:table-cell table:style-name="ce2" office:value-type="string" calcext:value-type="string">
            <text:p>Nível 5; Montaria Especial 2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ua montaria ganhará +1 em três atributos</text:p>
            <text:p>a sua escolha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Montaria Especial 4</text:p>
          </table:table-cell>
          <table:table-cell table:style-name="ce2" office:value-type="string" calcext:value-type="string">
            <text:p>Nível 5; Montaria Especial 3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ua montaria ganhará +10 de Vida e</text:p>
            <text:p>Mana, e +1 em três atributos a sua escolha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der Divino</text:p>
          </table:table-cell>
          <table:table-cell table:style-name="ce2" office:value-type="string" calcext:value-type="string">
            <text:p>Nível 10; Von 6; Aura Divina e Justiça Final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Você pode carregar sua arma com o poder</text:p>
            <text:p>dos deuses. Sua arma ficará com este efeito até você</text:p>
            <text:p>acertar o próximo golpe, que causará o triplo do dano.</text:p>
            <text:p>Caso a criatura seja um demônio ou morto-vivo, você</text:p>
            <text:p>causa +30 de dano adicional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Toque da Cura 2</text:p>
          </table:table-cell>
          <table:table-cell table:style-name="ce2" office:value-type="string" calcext:value-type="string">
            <text:p>Nível 5; Toque da Cur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m seu toque você pode recuperar até 20</text:p>
            <text:p>pontos de vida de qualquer aliado. Para isto você deve ser</text:p>
            <text:p>bem sucedido em um teste de Vontade (Dificuldade 10).</text:p>
            <text:p>Especial: Se você perder a habilidade Aura Divina,</text:p>
            <text:p>você também perderá esta hab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alor da Vitória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Ao final da batalha, se você tiver derrotado</text:p>
            <text:p>Pelo menos um oponente, você recupera 10</text:p>
            <text:p>pontos de mana para cada criatura derrotada.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7:43:02.9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4:08.701000000</meta:creation-date>
    <dc:date>2017-03-11T17:45:23.692000000</dc:date>
    <meta:editing-duration>PT33M49S</meta:editing-duration>
    <meta:editing-cycles>10</meta:editing-cycles>
    <meta:generator>LibreOffice/5.3.0.3$Windows_x86 LibreOffice_project/7074905676c47b82bbcfbea1aeefc84afe1c50e1</meta:generator>
    <meta:document-statistic meta:table-count="1" meta:cell-count="210" meta:object-count="0"/>
  </office:meta>
</office:document-meta>
</file>